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4"/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10"/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10"/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instant_heal</text:p>
          </table:table-cell>
          <table:table-cell table:number-columns-repeated="510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6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7:42:48.7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5T20:04:50.955000000</dc:date>
    <meta:editing-duration>PT10H28M44S</meta:editing-duration>
    <meta:editing-cycles>45</meta:editing-cycles>
    <meta:generator>Trio_Office/6.2.8.2$Windows_x86 LibreOffice_project/</meta:generator>
    <meta:document-statistic meta:table-count="1" meta:cell-count="191" meta:object-count="0"/>
  </office:meta>
</office:document-meta>
</file>